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30000029CEAED6F8E13716D3B.png" manifest:media-type="image/png"/>
  <manifest:file-entry manifest:full-path="Pictures/10000001000004E400000170CB954C78F2956CE4.png" manifest:media-type="image/png"/>
  <manifest:file-entry manifest:full-path="Pictures/10000001000003DD000003032F18CF6AC22321E0.png" manifest:media-type="image/png"/>
  <manifest:file-entry manifest:full-path="Pictures/1000000100000552000003015F6C09A0FDAF51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mono" svg:font-family="'var font-mono'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paragraph-properties fo:break-before="page"/>
    </style:style>
    <style:style style:name="T1" style:family="text">
      <style:text-properties fo:color="#e9ae7e" loext:opacity="100%" style:font-name="var font-mono"/>
    </style:style>
    <style:style style:name="T2" style:family="text">
      <style:text-properties fo:color="#c699e3" loext:opacity="100%" style:font-name="var font-mono"/>
    </style:style>
    <style:style style:name="T3" style:family="text">
      <style:text-properties fo:color="#91d076" loext:opacity="100%" style:font-name="var font-mono"/>
    </style:style>
    <style:style style:name="T4" style:family="text">
      <style:text-properties fo:color="#e3eaf2" loext:opacity="100%" style:font-name="var font-mono"/>
    </style:style>
    <style:style style:name="T5" style:family="text">
      <style:text-properties style:font-name="var font-mono"/>
    </style:style>
    <style:style style:name="T6" style:family="text">
      <style:text-properties officeooo:rsid="00181c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/></text:span></text:p>
      <text:p text:style-name="Standard"><text:tab/><text:tab/><text:tab/><text:tab/><text:span text:style-name="T6">Compte rendu Geoworld</text:span></text:p>
      <text:p text:style-name="Standard"><draw:frame draw:style-name="fr1" draw:name="Image1" text:anchor-type="char" svg:x="-1.429cm" svg:y="1.177cm" svg:width="19.563cm" svg:height="10.125cm" draw:z-index="0"><draw:image xlink:href="Pictures/1000000100000552000003015F6C09A0FDAF5110.png" xlink:type="simple" xlink:show="embed" xlink:actuate="onLoad" draw:mime-type="image/png"/></draw:frame><draw:frame draw:style-name="fr1" draw:name="Image3" text:anchor-type="char" svg:x="-0.265cm" svg:y="12.326cm" svg:width="17cm" svg:height="13.252cm" draw:z-index="2"><draw:image xlink:href="Pictures/10000001000003DD000003032F18CF6AC22321E0.png" xlink:type="simple" xlink:show="embed" xlink:actuate="onLoad" draw:mime-type="image/png"/></draw:frame></text:p>
      <text:p text:style-name="P2"><draw:frame draw:style-name="fr1" draw:name="Image2" text:anchor-type="char" svg:x="0cm" svg:y="-1.535cm" svg:width="17cm" svg:height="4.995cm" draw:z-index="1"><draw:image xlink:href="Pictures/10000001000004E400000170CB954C78F2956CE4.png" xlink:type="simple" xlink:show="embed" xlink:actuate="onLoad" draw:mime-type="image/png"/></draw:frame><draw:frame draw:style-name="fr1" draw:name="Image4" text:anchor-type="char" svg:x="0cm" svg:y="4.048cm" svg:width="17cm" svg:height="12.861cm" draw:z-index="3"><draw:image xlink:href="Pictures/10000001000003730000029CEAED6F8E13716D3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mono" svg:font-family="'var font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09:30:05.315389806</meta:creation-date>
    <meta:generator>LibreOffice/7.3.7.2$Linux_X86_64 LibreOffice_project/30$Build-2</meta:generator>
    <dc:date>2024-03-22T11:42:05.863491767</dc:date>
    <meta:editing-duration>PT51M7S</meta:editing-duration>
    <meta:editing-cycles>4</meta:editing-cycles>
    <meta:document-statistic meta:table-count="0" meta:image-count="4" meta:object-count="0" meta:page-count="2" meta:paragraph-count="1" meta:word-count="3" meta:character-count="25" meta:non-whitespace-character-count="19"/>
  </office:meta>
</office:document-meta>
</file>